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902" officeooo:paragraph-rsid="0011c9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9" meta:non-whitespace-character-count="8"/>
  </office:meta>
</office:document-meta>
</file>